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3.3736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  <style:style style:name="ce6" style:family="table-cell" style:parent-style-name="Default">
      <style:table-cell-properties fo:background-color="#ffffcc"/>
      <style:text-properties style:font-name="Arial" style:font-name-asian="WenQuanYi Zen Hei" style:font-name-complex="Lohit Devanagari"/>
    </style:style>
    <style:style style:name="ce7" style:family="table-cell" style:parent-style-name="Default">
      <style:table-cell-properties fo:background-color="#e6e6ff"/>
      <style:text-properties fo:color="#000000" style:font-name="Arial" style:font-name-asian="WenQuanYi Zen Hei" style:font-name-complex="Lohit Devanagari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4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4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80</text:p>
          </table:table-cell>
          <table:table-cell office:value-type="string">
            <text:p>0xC0</text:p>
          </table:table-cell>
          <table:table-cell office:value-type="string">
            <text:p>is_comm</text:p>
          </table:table-cell>
          <table:table-cell office:value-type="string">
            <text:p>be_local</text:p>
          </table:table-cell>
          <table:table-cell office:value-type="string">
            <text:p>I D &lt;comm type&gt;</text:p>
          </table:table-cell>
          <table:table-cell office:value-type="string">
            <text:p>Communication Typ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be_network</text:p>
          </table:table-cell>
          <table:table-cell office:value-type="string">
            <text:p>ex. I D network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be_radi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fi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max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4">
          <table:table-cell table:number-columns-repeated="5"/>
          <table:table-cell office:value-type="string">
            <text:p>Mechanical Hit Sensor parameters</text:p>
          </table:table-cell>
          <table:table-cell table:number-columns-repeated="1018"/>
        </table:table-row>
        <table:table-row table:style-name="ro4">
          <table:table-cell office:value-type="string">
            <text:p>0x100</text:p>
          </table:table-cell>
          <table:table-cell office:value-type="string">
            <text:p>0x108</text:p>
          </table:table-cell>
          <table:table-cell table:number-columns-repeated="2"/>
          <table:table-cell office:value-type="string">
            <text:p>I H &lt;Miliseconds between&gt;&lt;desensitivity&gt;&lt;start blanking&gt;&lt;enable on&gt;</text:p>
          </table:table-cell>
          <table:table-cell office:value-type="string">
            <text:p>Milliseconds between</text:p>
          </table:table-cell>
          <table:table-cell table:number-columns-repeated="1018"/>
        </table:table-row>
        <table:table-row table:style-name="ro4">
          <table:table-cell office:value-type="string">
            <text:p>0x108</text:p>
          </table:table-cell>
          <table:table-cell office:value-type="string">
            <text:p>0x110</text:p>
          </table:table-cell>
          <table:table-cell table:number-columns-repeated="2"/>
          <table:table-cell table:style-name="ce2"/>
          <table:table-cell office:value-type="string">
            <text:p>desensitivity</text:p>
          </table:table-cell>
          <table:table-cell table:number-columns-repeated="1018"/>
        </table:table-row>
        <table:table-row table:style-name="ro4">
          <table:table-cell office:value-type="string">
            <text:p>0x110</text:p>
          </table:table-cell>
          <table:table-cell office:value-type="string">
            <text:p>0x118</text:p>
          </table:table-cell>
          <table:table-cell/>
          <table:table-cell table:style-name="ce2"/>
          <table:table-cell/>
          <table:table-cell office:value-type="string">
            <text:p>start blanking</text:p>
          </table:table-cell>
          <table:table-cell table:number-columns-repeated="1018"/>
        </table:table-row>
        <table:table-row table:style-name="ro4">
          <table:table-cell office:value-type="string">
            <text:p>0x118</text:p>
          </table:table-cell>
          <table:table-cell office:value-type="string">
            <text:p>0x120</text:p>
          </table:table-cell>
          <table:table-cell/>
          <table:table-cell table:style-name="ce2"/>
          <table:table-cell/>
          <table:table-cell office:value-type="string">
            <text:p>enable on value</text:p>
          </table:table-cell>
          <table:table-cell table:number-columns-repeated="1018"/>
        </table:table-row>
        <table:table-row table:style-name="ro4">
          <table:table-cell office:value-type="string">
            <text:p>0x120</text:p>
          </table:table-cell>
          <table:table-cell office:value-type="string">
            <text:p>0x128</text:p>
          </table:table-cell>
          <table:table-cell table:number-columns-repeated="3"/>
          <table:table-cell office:value-type="string">
            <text:p>Hit sensor type</text:p>
          </table:table-cell>
          <table:table-cell table:number-columns-repeated="1018"/>
        </table:table-row>
        <table:table-row table:style-name="ro4">
          <table:table-cell office:value-type="string">
            <text:p>0x128</text:p>
          </table:table-cell>
          <table:table-cell office:value-type="string">
            <text:p>0x130</text:p>
          </table:table-cell>
          <table:table-cell table:number-columns-repeated="2"/>
          <table:table-cell office:value-type="string">
            <text:p>I S &lt;type&gt;&lt;invert&gt;</text:p>
          </table:table-cell>
          <table:table-cell office:value-type="string">
            <text:p>Invert sensor input line</text:p>
          </table:table-cell>
          <table:table-cell table:number-columns-repeated="1018"/>
        </table:table-row>
        <table:table-row table:style-name="ro4">
          <table:table-cell office:value-type="string">
            <text:p>0x130</text:p>
          </table:table-cell>
          <table:table-cell office:value-type="string">
            <text:p>0x13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38</text:p>
          </table:table-cell>
          <table:table-cell office:value-type="string">
            <text:p>0x14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180</text:p>
          </table:table-cell>
          <table:table-cell table:number-columns-repeated="3"/>
          <table:table-cell table:style-name="ce2" office:value-type="string">
            <text:p>I N &lt;follow the list except for exists&gt;</text:p>
          </table:table-cell>
          <table:table-cell office:value-type="string">
            <text:p>Accessory MFS parameters</text:p>
          </table:table-cell>
          <table:table-cell table:number-columns-repeated="1018"/>
        </table:table-row>
        <table:table-row table:style-name="ro4">
          <table:table-cell office:value-type="string">
            <text:p>0x180</text:p>
          </table:table-cell>
          <table:table-cell office:value-type="string">
            <text:p>0x18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184</text:p>
          </table:table-cell>
          <table:table-cell office:value-type="string">
            <text:p>0x18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188</text:p>
          </table:table-cell>
          <table:table-cell office:value-type="string">
            <text:p>0x18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18C</text:p>
          </table:table-cell>
          <table:table-cell office:value-type="string">
            <text:p>0x19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190</text:p>
          </table:table-cell>
          <table:table-cell office:value-type="string">
            <text:p>0x19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194</text:p>
          </table:table-cell>
          <table:table-cell office:value-type="string">
            <text:p>0x19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198</text:p>
          </table:table-cell>
          <table:table-cell office:value-type="string">
            <text:p>0x19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19C</text:p>
          </table:table-cell>
          <table:table-cell office:value-type="string">
            <text:p>0x1A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1A0</text:p>
          </table:table-cell>
          <table:table-cell office:value-type="string">
            <text:p>0x1A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1A4</text:p>
          </table:table-cell>
          <table:table-cell office:value-type="string">
            <text:p>0x1A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1A8</text:p>
          </table:table-cell>
          <table:table-cell office:value-type="string">
            <text:p>0x1A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1AC</text:p>
          </table:table-cell>
          <table:table-cell office:value-type="string">
            <text:p>0x1B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1B0</text:p>
          </table:table-cell>
          <table:table-cell office:value-type="string">
            <text:p>0x1B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1B4</text:p>
          </table:table-cell>
          <table:table-cell office:value-type="string">
            <text:p>0x1B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8</text:p>
          </table:table-cell>
          <table:table-cell office:value-type="string">
            <text:p>0x1B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C</text:p>
          </table:table-cell>
          <table:table-cell office:value-type="string">
            <text:p>0x1C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00</text:p>
          </table:table-cell>
          <table:table-cell office:value-type="string">
            <text:p>0x240</text:p>
          </table:table-cell>
          <table:table-cell office:value-type="string">
            <text:p>is_lport</text:p>
          </table:table-cell>
          <table:table-cell office:value-type="string">
            <text:p>be_lport</text:p>
          </table:table-cell>
          <table:table-cell office:value-type="string">
            <text:p>I L &lt;lport&gt;</text:p>
          </table:table-cell>
          <table:table-cell office:value-type="string">
            <text:p>fasit_conn listen por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80</text:p>
          </table:table-cell>
          <table:table-cell office:value-type="string">
            <text:p>0x2A0</text:p>
          </table:table-cell>
          <table:table-cell table:number-columns-repeated="2"/>
          <table:table-cell office:value-type="string">
            <text:p>I A &lt;address&gt;</text:p>
          </table:table-cell>
          <table:table-cell office:value-type="string">
            <text:p>Address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A0</text:p>
          </table:table-cell>
          <table:table-cell table:style-name="ce5" office:value-type="string">
            <text:p>0x2C0</text:p>
          </table:table-cell>
          <table:table-cell table:style-name="ce5" table:number-columns-repeated="2"/>
          <table:table-cell table:style-name="ce5" office:value-type="string">
            <text:p>I X &lt;serial number&gt; </text:p>
          </table:table-cell>
          <table:table-cell table:style-name="ce7" office:value-type="string">
            <text:p>Serial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C0</text:p>
          </table:table-cell>
          <table:table-cell office:value-type="string">
            <text:p>0x2E0</text:p>
          </table:table-cell>
          <table:table-cell table:number-columns-repeated="2"/>
          <table:table-cell office:value-type="string">
            <text:p>I F &lt;kill at x hits&gt;&lt;at kill do what?&gt;</text:p>
          </table:table-cell>
          <table:table-cell office:value-type="string">
            <text:p>Fall Reaction – Hits to Kill</text:p>
          </table:table-cell>
          <table:table-cell table:number-columns-repeated="1018"/>
        </table:table-row>
        <table:table-row table:style-name="ro4">
          <table:table-cell office:value-type="string">
            <text:p>0x2E0</text:p>
          </table:table-cell>
          <table:table-cell office:value-type="string">
            <text:p>0x300</text:p>
          </table:table-cell>
          <table:table-cell table:number-columns-repeated="3"/>
          <table:table-cell office:value-type="string">
            <text:p>At Kill do what?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I K &lt;follow the list except for exists&gt;</text:p>
          </table:table-cell>
          <table:table-cell table:style-name="ce5" office:value-type="string">
            <text:p>Accessory SMK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0</text:p>
          </table:table-cell>
          <table:table-cell table:style-name="ce5" office:value-type="string">
            <text:p>0x30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4</text:p>
          </table:table-cell>
          <table:table-cell table:style-name="ce5" office:value-type="string">
            <text:p>0x30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8</text:p>
          </table:table-cell>
          <table:table-cell table:style-name="ce5" office:value-type="string">
            <text:p>0x30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0C</text:p>
          </table:table-cell>
          <table:table-cell table:style-name="ce5" office:value-type="string">
            <text:p>0x31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0</text:p>
          </table:table-cell>
          <table:table-cell table:style-name="ce5" office:value-type="string">
            <text:p>0x31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4</text:p>
          </table:table-cell>
          <table:table-cell table:style-name="ce5" office:value-type="string">
            <text:p>0x31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8</text:p>
          </table:table-cell>
          <table:table-cell table:style-name="ce5" office:value-type="string">
            <text:p>0x31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1C</text:p>
          </table:table-cell>
          <table:table-cell table:style-name="ce5" office:value-type="string">
            <text:p>0x32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0</text:p>
          </table:table-cell>
          <table:table-cell table:style-name="ce5" office:value-type="string">
            <text:p>0x32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4</text:p>
          </table:table-cell>
          <table:table-cell table:style-name="ce5" office:value-type="string">
            <text:p>0x32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8</text:p>
          </table:table-cell>
          <table:table-cell table:style-name="ce5" office:value-type="string">
            <text:p>0x32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2C</text:p>
          </table:table-cell>
          <table:table-cell table:style-name="ce5" office:value-type="string">
            <text:p>0x33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0</text:p>
          </table:table-cell>
          <table:table-cell table:style-name="ce5" office:value-type="string">
            <text:p>0x33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4</text:p>
          </table:table-cell>
          <table:table-cell table:style-name="ce5" office:value-type="string">
            <text:p>0x33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8</text:p>
          </table:table-cell>
          <table:table-cell table:style-name="ce5" office:value-type="string">
            <text:p>0x33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3C</text:p>
          </table:table-cell>
          <table:table-cell table:style-name="ce5" office:value-type="string">
            <text:p>0x34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40</text:p>
          </table:table-cell>
          <table:table-cell table:number-columns-repeated="3"/>
          <table:table-cell table:style-name="ce2" office:value-type="string">
            <text:p>I G &lt;follow the list except for exists&gt;</text:p>
          </table:table-cell>
          <table:table-cell office:value-type="string">
            <text:p>Accessory MGL parameters</text:p>
          </table:table-cell>
          <table:table-cell table:number-columns-repeated="1018"/>
        </table:table-row>
        <table:table-row table:style-name="ro4">
          <table:table-cell office:value-type="string">
            <text:p>0x340</text:p>
          </table:table-cell>
          <table:table-cell office:value-type="string">
            <text:p>0x344</text:p>
          </table:table-cell>
          <table:table-cell table:style-name="ce2"/>
          <table:table-cell table:number-columns-repeated="2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44</text:p>
          </table:table-cell>
          <table:table-cell office:value-type="string">
            <text:p>0x348</text:p>
          </table:table-cell>
          <table:table-cell table:style-name="ce2"/>
          <table:table-cell table:number-columns-repeated="2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48</text:p>
          </table:table-cell>
          <table:table-cell office:value-type="string">
            <text:p>0x34C</text:p>
          </table:table-cell>
          <table:table-cell table:style-name="ce2"/>
          <table:table-cell table:number-columns-repeated="2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4C</text:p>
          </table:table-cell>
          <table:table-cell office:value-type="string">
            <text:p>0x350</text:p>
          </table:table-cell>
          <table:table-cell table:style-name="ce2"/>
          <table:table-cell table:number-columns-repeated="2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50</text:p>
          </table:table-cell>
          <table:table-cell office:value-type="string">
            <text:p>0x354</text:p>
          </table:table-cell>
          <table:table-cell table:style-name="ce2"/>
          <table:table-cell table:number-columns-repeated="2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54</text:p>
          </table:table-cell>
          <table:table-cell office:value-type="string">
            <text:p>0x358</text:p>
          </table:table-cell>
          <table:table-cell table:style-name="ce2"/>
          <table:table-cell table:number-columns-repeated="2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58</text:p>
          </table:table-cell>
          <table:table-cell office:value-type="string">
            <text:p>0x35C</text:p>
          </table:table-cell>
          <table:table-cell table:style-name="ce2"/>
          <table:table-cell table:number-columns-repeated="2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5C</text:p>
          </table:table-cell>
          <table:table-cell office:value-type="string">
            <text:p>0x360</text:p>
          </table:table-cell>
          <table:table-cell table:style-name="ce2"/>
          <table:table-cell table:number-columns-repeated="2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60</text:p>
          </table:table-cell>
          <table:table-cell office:value-type="string">
            <text:p>0x364</text:p>
          </table:table-cell>
          <table:table-cell table:style-name="ce2"/>
          <table:table-cell table:number-columns-repeated="2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64</text:p>
          </table:table-cell>
          <table:table-cell office:value-type="string">
            <text:p>0x368</text:p>
          </table:table-cell>
          <table:table-cell table:style-name="ce2"/>
          <table:table-cell table:number-columns-repeated="2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68</text:p>
          </table:table-cell>
          <table:table-cell office:value-type="string">
            <text:p>0x36C</text:p>
          </table:table-cell>
          <table:table-cell table:style-name="ce2"/>
          <table:table-cell table:number-columns-repeated="2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6C</text:p>
          </table:table-cell>
          <table:table-cell office:value-type="string">
            <text:p>0x370</text:p>
          </table:table-cell>
          <table:table-cell table:style-name="ce2"/>
          <table:table-cell table:number-columns-repeated="2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70</text:p>
          </table:table-cell>
          <table:table-cell office:value-type="string">
            <text:p>0x374</text:p>
          </table:table-cell>
          <table:table-cell table:style-name="ce2"/>
          <table:table-cell table:number-columns-repeated="2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74</text:p>
          </table:table-cell>
          <table:table-cell office:value-type="string">
            <text:p>0x378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8</text:p>
          </table:table-cell>
          <table:table-cell office:value-type="string">
            <text:p>0x37C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7C</text:p>
          </table:table-cell>
          <table:table-cell office:value-type="string">
            <text:p>0x380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table:number-columns-repeated="3"/>
          <table:table-cell table:style-name="ce3" office:value-type="string">
            <text:p>I P &lt;follow the list except for exists&gt;</text:p>
          </table:table-cell>
          <table:table-cell table:style-name="ce5" office:value-type="string">
            <text:p>Accessory PHI parameter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0</text:p>
          </table:table-cell>
          <table:table-cell table:style-name="ce5" office:value-type="string">
            <text:p>0x38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4</text:p>
          </table:table-cell>
          <table:table-cell table:style-name="ce5" office:value-type="string">
            <text:p>0x38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8</text:p>
          </table:table-cell>
          <table:table-cell table:style-name="ce5" office:value-type="string">
            <text:p>0x38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8C</text:p>
          </table:table-cell>
          <table:table-cell table:style-name="ce5" office:value-type="string">
            <text:p>0x39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0</text:p>
          </table:table-cell>
          <table:table-cell table:style-name="ce5" office:value-type="string">
            <text:p>0x39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4</text:p>
          </table:table-cell>
          <table:table-cell table:style-name="ce5" office:value-type="string">
            <text:p>0x39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8</text:p>
          </table:table-cell>
          <table:table-cell table:style-name="ce5" office:value-type="string">
            <text:p>0x39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9C</text:p>
          </table:table-cell>
          <table:table-cell table:style-name="ce5" office:value-type="string">
            <text:p>0x3A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0</text:p>
          </table:table-cell>
          <table:table-cell table:style-name="ce5" office:value-type="string">
            <text:p>0x3A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4</text:p>
          </table:table-cell>
          <table:table-cell table:style-name="ce5" office:value-type="string">
            <text:p>0x3A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8</text:p>
          </table:table-cell>
          <table:table-cell table:style-name="ce5" office:value-type="string">
            <text:p>0x3A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AC</text:p>
          </table:table-cell>
          <table:table-cell table:style-name="ce5" office:value-type="string">
            <text:p>0x3B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0</text:p>
          </table:table-cell>
          <table:table-cell table:style-name="ce5" office:value-type="string">
            <text:p>0x3B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4</text:p>
          </table:table-cell>
          <table:table-cell table:style-name="ce5" office:value-type="string">
            <text:p>0x3B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8</text:p>
          </table:table-cell>
          <table:table-cell table:style-name="ce5" office:value-type="string">
            <text:p>0x3B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3BC</text:p>
          </table:table-cell>
          <table:table-cell table:style-name="ce5" office:value-type="string">
            <text:p>0x3C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C0</text:p>
          </table:table-cell>
          <table:table-cell table:number-columns-repeated="3"/>
          <table:table-cell office:value-type="string">
            <text:p>I T &lt;follow the list except for exists&gt;</text:p>
          </table:table-cell>
          <table:table-cell office:value-type="string">
            <text:p>Accessory THM parameters</text:p>
          </table:table-cell>
          <table:table-cell table:number-columns-repeated="1018"/>
        </table:table-row>
        <table:table-row table:style-name="ro4">
          <table:table-cell office:value-type="string">
            <text:p>0x3C0</text:p>
          </table:table-cell>
          <table:table-cell office:value-type="string">
            <text:p>0x3C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3C4</text:p>
          </table:table-cell>
          <table:table-cell office:value-type="string">
            <text:p>0x3C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3C8</text:p>
          </table:table-cell>
          <table:table-cell office:value-type="string">
            <text:p>0x3C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3CC</text:p>
          </table:table-cell>
          <table:table-cell office:value-type="string">
            <text:p>0x3D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3D0</text:p>
          </table:table-cell>
          <table:table-cell office:value-type="string">
            <text:p>0x3D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3D4</text:p>
          </table:table-cell>
          <table:table-cell office:value-type="string">
            <text:p>0x3D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3D8</text:p>
          </table:table-cell>
          <table:table-cell office:value-type="string">
            <text:p>0x3D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3DC</text:p>
          </table:table-cell>
          <table:table-cell office:value-type="string">
            <text:p>0x3E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3E0</text:p>
          </table:table-cell>
          <table:table-cell office:value-type="string">
            <text:p>0x3E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3E4</text:p>
          </table:table-cell>
          <table:table-cell office:value-type="string">
            <text:p>0x3E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3E8</text:p>
          </table:table-cell>
          <table:table-cell office:value-type="string">
            <text:p>0x3E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3EC</text:p>
          </table:table-cell>
          <table:table-cell office:value-type="string">
            <text:p>0x3F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3F0</text:p>
          </table:table-cell>
          <table:table-cell office:value-type="string">
            <text:p>0x3F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3F4</text:p>
          </table:table-cell>
          <table:table-cell office:value-type="string">
            <text:p>0x3F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8</text:p>
          </table:table-cell>
          <table:table-cell office:value-type="string">
            <text:p>0x3F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3FC</text:p>
          </table:table-cell>
          <table:table-cell office:value-type="string">
            <text:p>0x40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table:number-columns-repeated="4"/>
          <table:table-cell table:style-name="ce3" office:value-type="string">
            <text:p>Default Battery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0</text:p>
          </table:table-cell>
          <table:table-cell table:style-name="ce3" office:value-type="string">
            <text:p>0x408</text:p>
          </table:table-cell>
          <table:table-cell table:style-name="ce3" table:number-columns-repeated="3"/>
          <table:table-cell table:style-name="ce3" office:value-type="string">
            <text:p>S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08</text:p>
          </table:table-cell>
          <table:table-cell table:style-name="ce3" office:value-type="string">
            <text:p>0x410</text:p>
          </table:table-cell>
          <table:table-cell table:style-name="ce3" table:number-columns-repeated="3"/>
          <table:table-cell table:style-name="ce3" office:value-type="string">
            <text:p>S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0</text:p>
          </table:table-cell>
          <table:table-cell table:style-name="ce3" office:value-type="string">
            <text:p>0x418</text:p>
          </table:table-cell>
          <table:table-cell table:style-name="ce3" table:number-columns-repeated="3"/>
          <table:table-cell table:style-name="ce3" office:value-type="string">
            <text:p>SES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18</text:p>
          </table:table-cell>
          <table:table-cell table:style-name="ce3" office:value-type="string">
            <text:p>0x420</text:p>
          </table:table-cell>
          <table:table-cell table:style-name="ce3" table:number-columns-repeated="3"/>
          <table:table-cell table:style-name="ce3" office:value-type="string">
            <text:p>MI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0</text:p>
          </table:table-cell>
          <table:table-cell table:style-name="ce3" office:value-type="string">
            <text:p>0x428</text:p>
          </table:table-cell>
          <table:table-cell table:style-name="ce3" table:number-columns-repeated="3"/>
          <table:table-cell table:style-name="ce3" office:value-type="string">
            <text:p>MAT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8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MIT mover typ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2C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MIT revers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0</text:p>
          </table:table-cell>
          <table:table-cell table:style-name="ce3" office:value-type="string">
            <text:p>0x434</text:p>
          </table:table-cell>
          <table:table-cell table:style-name="ce3" table:number-columns-repeated="3"/>
          <table:table-cell table:style-name="ce3" office:value-type="string">
            <text:p>MAT mover typ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4</text:p>
          </table:table-cell>
          <table:table-cell table:style-name="ce3" office:value-type="string">
            <text:p>0x438</text:p>
          </table:table-cell>
          <table:table-cell table:style-name="ce3" table:number-columns-repeated="3"/>
          <table:table-cell table:style-name="ce3" office:value-type="string">
            <text:p>MAT reverse default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0x438</text:p>
          </table:table-cell>
          <table:table-cell table:style-name="ce3" office:value-type="string">
            <text:p>0x440</text:p>
          </table:table-cell>
          <table:table-cell table:style-name="ce3" table:number-columns-repeated="3"/>
          <table:table-cell table:style-name="ce3" office:value-type="string">
            <text:p>&lt;currently not used&gt;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500</text:p>
          </table:table-cell>
          <table:table-cell office:value-type="string">
            <text:p>0x54F</text:p>
          </table:table-cell>
          <table:table-cell table:number-columns-repeated="3"/>
          <table:table-cell office:value-type="string">
            <text:p>Radio Frequency</text:p>
          </table:table-cell>
          <table:table-cell table:number-columns-repeated="1018"/>
        </table:table-row>
        <table:table-row table:style-name="ro4">
          <table:table-cell office:value-type="string">
            <text:p>0x550</text:p>
          </table:table-cell>
          <table:table-cell office:value-type="string">
            <text:p>0x553</text:p>
          </table:table-cell>
          <table:table-cell table:number-columns-repeated="3"/>
          <table:table-cell office:value-type="string">
            <text:p>Radio Power Low</text:p>
          </table:table-cell>
          <table:table-cell table:number-columns-repeated="1018"/>
        </table:table-row>
        <table:table-row table:style-name="ro4">
          <table:table-cell office:value-type="string">
            <text:p>0x554</text:p>
          </table:table-cell>
          <table:table-cell office:value-type="string">
            <text:p>0x557</text:p>
          </table:table-cell>
          <table:table-cell table:number-columns-repeated="3"/>
          <table:table-cell office:value-type="string">
            <text:p>Radio Power High</text:p>
          </table:table-cell>
          <table:table-cell table:number-columns-repeated="1018"/>
        </table:table-row>
        <table:table-row table:style-name="ro4">
          <table:table-cell office:value-type="string">
            <text:p>0x558</text:p>
          </table:table-cell>
          <table:table-cell office:value-type="string">
            <text:p>0x55B</text:p>
          </table:table-cell>
          <table:table-cell table:number-columns-repeated="3"/>
          <table:table-cell office:value-type="string">
            <text:p>Radio Parameters written to radio (char, Y/N)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x55C</text:p>
          </table:table-cell>
          <table:table-cell table:style-name="ce3" office:value-type="string">
            <text:p>0x55F</text:p>
          </table:table-cell>
          <table:table-cell table:style-name="ce3" table:number-columns-repeated="2"/>
          <table:table-cell table:style-name="ce3" office:value-type="string">
            <text:p>I Q &lt;docking end&gt;</text:p>
          </table:table-cell>
          <table:table-cell table:style-name="ce3" office:value-type="string">
            <text:p>Default Docking Station End</text:p>
          </table:table-cell>
          <table:table-cell table:style-name="ce3" table:number-columns-repeated="1018"/>
        </table:table-row>
        <table:table-row table:style-name="ro4">
          <table:table-cell table:style-name="ce2" office:value-type="string">
            <text:p>0x560</text:p>
          </table:table-cell>
          <table:table-cell table:style-name="ce2" office:value-type="string">
            <text:p>0x563</text:p>
          </table:table-cell>
          <table:table-cell table:style-name="ce2" table:number-columns-repeated="2"/>
          <table:table-cell table:style-name="ce2" office:value-type="string">
            <text:p>I Z &lt;home end&gt;</text:p>
          </table:table-cell>
          <table:table-cell table:style-name="ce2" office:value-type="string">
            <text:p>Default home end</text:p>
          </table:table-cell>
          <table:table-cell table:style-name="ce2" table:number-columns-repeated="1018"/>
        </table:table-row>
        <table:table-row table:style-name="ro4">
          <table:table-cell table:style-name="ce3" office:value-type="string">
            <text:p>0x564</text:p>
          </table:table-cell>
          <table:table-cell table:style-name="ce3" office:value-type="string">
            <text:p>0x5A3</text:p>
          </table:table-cell>
          <table:table-cell table:style-name="ce3" table:number-columns-repeated="2"/>
          <table:table-cell table:style-name="ce3" office:value-type="string">
            <text:p>J A &lt;version&gt;</text:p>
          </table:table-cell>
          <table:table-cell table:style-name="ce3" office:value-type="string">
            <text:p>Full Flash Version</text:p>
          </table:table-cell>
          <table:table-cell table:style-name="ce3" table:number-columns-repeated="1018"/>
        </table:table-row>
        <table:table-row table:style-name="ro4">
          <table:table-cell table:style-name="ce6" office:value-type="string">
            <text:p>0x5A4</text:p>
          </table:table-cell>
          <table:table-cell table:style-name="ce2" office:value-type="string">
            <text:p>0x5E3</text:p>
          </table:table-cell>
          <table:table-cell table:style-name="ce2" table:number-columns-repeated="2"/>
          <table:table-cell table:style-name="ce2" office:value-type="string">
            <text:p>J B &lt;version&gt;</text:p>
          </table:table-cell>
          <table:table-cell table:style-name="ce2" office:value-type="string">
            <text:p>Partial Flash Version</text:p>
          </table:table-cell>
          <table:table-cell table:style-name="ce2" table:number-columns-repeated="1018"/>
        </table:table-row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Default" table:number-columns-repeated="4"/>
          <table:table-cell table:style-name="Default" office:value-type="string">
            <text:p><text:s text:c="4"/></text:p>
          </table:table-cell>
          <table:table-cell table:style-name="Default" table:number-columns-repeated="1019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5/21/2012</text:date>, <text:time>14:3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5T08:59:44</meta:creation-date>
    <dc:date>2012-05-21T14:37:58</dc:date>
    <meta:editing-duration>PT22H52M4S</meta:editing-duration>
    <meta:editing-cycles>37</meta:editing-cycles>
    <meta:generator>LibreOffice/3.4$Linux LibreOffice_project/340m1$Build-402</meta:generator>
    <meta:document-statistic meta:table-count="3" meta:cell-count="416" meta:object-count="0"/>
  </office:meta>
</office:document-meta>
</file>